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bc531" officeooo:paragraph-rsid="000a7e71" fo:background-color="#ffff00"/>
    </style:style>
    <style:style style:name="P20" style:family="paragraph" style:parent-style-name="Standard">
      <style:text-properties officeooo:rsid="001bc531" officeooo:paragraph-rsid="001bc531" fo:background-color="#ffff00"/>
    </style:style>
    <style:style style:name="P21" style:family="paragraph" style:parent-style-name="Standard">
      <style:text-properties officeooo:rsid="0027df38" officeooo:paragraph-rsid="0027df38" fo:background-color="#ffff00"/>
    </style:style>
    <style:style style:name="P22" style:family="paragraph" style:parent-style-name="Standard">
      <style:text-properties officeooo:rsid="002827bd" officeooo:paragraph-rsid="002827bd" fo:background-color="#ffff00"/>
    </style:style>
    <style:style style:name="P23" style:family="paragraph" style:parent-style-name="Standard">
      <style:text-properties officeooo:rsid="002b28cc" officeooo:paragraph-rsid="002b28cc" fo:background-color="#ffff00"/>
    </style:style>
    <style:style style:name="P24" style:family="paragraph" style:parent-style-name="Standard">
      <style:text-properties officeooo:rsid="002b28cc" officeooo:paragraph-rsid="002fc8a1" fo:background-color="#ffff00"/>
    </style:style>
    <style:style style:name="P25" style:family="paragraph" style:parent-style-name="Standard">
      <style:text-properties officeooo:rsid="002cf92a" officeooo:paragraph-rsid="002cf92a" fo:background-color="#ffff00"/>
    </style:style>
    <style:style style:name="P26" style:family="paragraph" style:parent-style-name="Standard">
      <style:text-properties officeooo:rsid="0016ae96" officeooo:paragraph-rsid="0016ae96"/>
    </style:style>
    <style:style style:name="P27" style:family="paragraph" style:parent-style-name="Standard">
      <style:text-properties officeooo:rsid="001850d3" officeooo:paragraph-rsid="001850d3"/>
    </style:style>
    <style:style style:name="P28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9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30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31" style:family="paragraph" style:parent-style-name="Standard">
      <style:text-properties officeooo:rsid="001a3d57" officeooo:paragraph-rsid="001a3d57"/>
    </style:style>
    <style:style style:name="P32" style:family="paragraph" style:parent-style-name="Standard">
      <style:text-properties officeooo:rsid="00301eae" officeooo:paragraph-rsid="00301eae" fo:background-color="#ffff00"/>
    </style:style>
    <style:style style:name="P33" style:family="paragraph" style:parent-style-name="Standard">
      <style:text-properties officeooo:rsid="0031b376" officeooo:paragraph-rsid="0031b376" fo:background-color="#ffff00"/>
    </style:style>
    <style:style style:name="P34" style:family="paragraph" style:parent-style-name="Standard">
      <style:text-properties fo:color="#000000" loext:opacity="100%" officeooo:rsid="0031b376" officeooo:paragraph-rsid="0031b376" fo:background-color="#ffff00"/>
    </style:style>
    <style:style style:name="P35" style:family="paragraph" style:parent-style-name="Standard">
      <style:text-properties fo:color="#000000" loext:opacity="100%" officeooo:rsid="0031b376" officeooo:paragraph-rsid="0035df70" fo:background-color="#ffff00"/>
    </style:style>
    <style:style style:name="P36" style:family="paragraph" style:parent-style-name="Standard">
      <style:text-properties fo:color="#000000" loext:opacity="100%" officeooo:rsid="0035df70" officeooo:paragraph-rsid="0035df70" fo:background-color="#ffff00"/>
    </style:style>
    <style:style style:name="P37" style:family="paragraph" style:parent-style-name="Standard">
      <style:text-properties fo:color="#000000" loext:opacity="100%" officeooo:rsid="00375598" officeooo:paragraph-rsid="00375598" fo:background-color="#ffff00"/>
    </style:style>
    <style:style style:name="P38" style:family="paragraph" style:parent-style-name="Standard">
      <style:text-properties fo:color="#000000" loext:opacity="100%" officeooo:rsid="0038f3ce" officeooo:paragraph-rsid="0038f3ce" fo:background-color="#ffff00"/>
    </style:style>
    <style:style style:name="P39" style:family="paragraph" style:parent-style-name="Standard">
      <style:text-properties fo:color="#000000" loext:opacity="100%" officeooo:rsid="0038f3ce" officeooo:paragraph-rsid="0039e836" fo:background-color="#ffff00"/>
    </style:style>
    <style:style style:name="P40" style:family="paragraph" style:parent-style-name="Standard">
      <style:text-properties fo:color="#000000" loext:opacity="100%" fo:font-weight="bold" officeooo:rsid="0038f3ce" officeooo:paragraph-rsid="0038f3ce" fo:background-color="#ffff00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38f3ce" officeooo:paragraph-rsid="0039e836" fo:background-color="#ffff00" style:font-weight-asian="bold" style:font-weight-complex="bold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  <style:style style:name="T16" style:family="text">
      <style:text-properties officeooo:rsid="002fc8a1"/>
    </style:style>
    <style:style style:name="T17" style:family="text">
      <style:text-properties officeooo:rsid="00344b07"/>
    </style:style>
    <style:style style:name="T18" style:family="text">
      <style:text-properties fo:color="#c9211e" loext:opacity="100%" officeooo:rsid="00344b07"/>
    </style:style>
    <style:style style:name="T19" style:family="text">
      <style:text-properties fo:color="#c9211e" loext:opacity="100%" officeooo:rsid="0034786e"/>
    </style:style>
    <style:style style:name="T20" style:family="text">
      <style:text-properties fo:color="#000000" loext:opacity="100%" officeooo:rsid="00344b07"/>
    </style:style>
    <style:style style:name="T21" style:family="text">
      <style:text-properties officeooo:rsid="0034786e"/>
    </style:style>
    <style:style style:name="T22" style:family="text">
      <style:text-properties fo:font-weight="bold" officeooo:rsid="0035df70" style:font-weight-asian="bold" style:font-weight-complex="bold"/>
    </style:style>
    <style:style style:name="T23" style:family="text">
      <style:text-properties officeooo:rsid="0039e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/>
      <text:p text:style-name="P1"/>
      <text:p text:style-name="P14">grant CONNECT on DATABASE basex to u3;</text:p>
      <text:p text:style-name="P14">GRANT</text:p>
      <text:p text:style-name="P14">basex=# \c basex u3</text:p>
      <text:p text:style-name="P14">Password for user u3: </text:p>
      <text:p text:style-name="P14">basex=&gt; select * from e1.basex_e1_u1_t1 ;</text:p>
      <text:p text:style-name="P14">ERROR: <text:s/>permission denied for table basex_e1_u1_t1</text:p>
      <text:p text:style-name="P14"><text:soft-page-break/>basex=&gt; insert into e1.basex_e1_u1_t1 values(4,'pensameento')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oft-page-break/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26">\z e1.*</text:p>
      <text:p text:style-name="P28">privilegio de tabale:</text:p>
      <text:p text:style-name="P26">baesx= select * from information_shema.table_privileges where grantee='u2'; </text:p>
      <text:p text:style-name="P26"><text:s/></text:p>
      <text:p text:style-name="P29">el usurio u2 que privilegio tiene sobre la tabla</text:p>
      <text:p text:style-name="P27">select grantor ,grantee, table_shema,table_name,privilege_type,is_grantable <text:span text:style-name="T13">from information_shema.table_privileges where grantee='u2'; </text:span></text:p>
      <text:p text:style-name="P26"/>
      <text:p text:style-name="P30">privilegioo:</text:p>
      <text:p text:style-name="P31">gran select (nome) on <text:s text:c="2"/>e1.basex_e1_u1_t1 to u3 <text:s/>=<text:span text:style-name="T14">el useruio 1 le dan a usuario 3 un select en la table </text:span></text:p>
      <text:p text:style-name="P31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19"/>
      <text:p text:style-name="P20">con el usuairo postgrest :</text:p>
      <text:p text:style-name="P20">basex: create role readonly;</text:p>
      <text:p text:style-name="P20">CREATE ROLE</text:p>
      <text:p text:style-name="P20"/>
      <text:p text:style-name="P20">\du</text:p>
      <text:p text:style-name="P20"/>
      <text:p text:style-name="P20"/>
      <text:p text:style-name="P20"/>
      <text:p text:style-name="P20">basex=# \c basex ua;</text:p>
      <text:p text:style-name="P20"/>
      <text:p text:style-name="P20">basex=&gt; grant usage on schema sa to readonly;</text:p>
      <text:p text:style-name="P20">GRANT</text:p>
      <text:p text:style-name="P20"/>
      <text:p text:style-name="P21">el rol se lo dio a ub </text:p>
      <text:p text:style-name="P20">basex=&gt; \c basex postgres;</text:p>
      <text:p text:style-name="P20">basex=# grant <text:s/>readonly to ub;</text:p>
      <text:p text:style-name="P20">GRANT ROLE</text:p>
      <text:p text:style-name="P20"><text:s/>basex=# \c basex ua;</text:p>
      <text:p text:style-name="P20">Password for user ua: </text:p>
      <text:p text:style-name="P20"><text:soft-page-break/>psql (14.5 (Ubuntu 14.5-0ubuntu0.22.04.1), server 12.12 (Ubuntu 12.12-0ubuntu0.20.04.1))</text:p>
      <text:p text:style-name="P20">You are now connected to database "basex" as user "ua".</text:p>
      <text:p text:style-name="P20">basex=&gt; grant select on sa.probauat1 to readonly;</text:p>
      <text:p text:style-name="P20">GRANT</text:p>
      <text:p text:style-name="P20">basex=&gt; </text:p>
      <text:p text:style-name="P20"/>
      <text:p text:style-name="P20"/>
      <text:p text:style-name="P20">basex=# \c basex ua;</text:p>
      <text:p text:style-name="P20"/>
      <text:p text:style-name="P20">basex=&gt; grant select on sa.probauat1 to readonly;</text:p>
      <text:p text:style-name="P20">GRANT</text:p>
      <text:p text:style-name="P20"/>
      <text:p text:style-name="P21">para dar la coneccion a ub :</text:p>
      <text:p text:style-name="P21">\c basex postgres;</text:p>
      <text:p text:style-name="P21">basex=# grant connect on database basex to readonly;</text:p>
      <text:p text:style-name="P21">GRANT</text:p>
      <text:p text:style-name="P21">basex=# \c basex ub;</text:p>
      <text:p text:style-name="P21"/>
      <text:p text:style-name="P22">que provilegios sobre tabla <text:s/>readonly le doy uase lo doy a readoly</text:p>
      <text:p text:style-name="P22">select * from information_schema.table_privileges where grantee='readonly';</text:p>
      <text:p text:style-name="P22"/>
      <text:p text:style-name="P22"/>
      <text:p text:style-name="P23">copiade seguridad:</text:p>
      <text:p text:style-name="P23"><text:s/>pg_dump -U postgres -Fp basex &gt; basex.dump</text:p>
      <text:p text:style-name="P23"/>
      <text:p text:style-name="P25">ver en formato datos</text:p>
      <text:p text:style-name="P25">gedit basex.du</text:p>
      <text:p text:style-name="P25"/>
      <text:p text:style-name="P25">borrar la base </text:p>
      <text:p text:style-name="P25">dropdb -U postgres basex</text:p>
      <text:p text:style-name="P25"/>
      <text:p text:style-name="P25">regenerar:</text:p>
      <text:p text:style-name="P25">\i ‘basex.dump’</text:p>
      <text:p text:style-name="P25"/>
      <text:p text:style-name="P25"/>
      <text:p text:style-name="P24"><text:s/>pg_dump -U postgres -Fp -<text:span text:style-name="T16">t probauat1</text:span> basex &gt; basex<text:span text:style-name="T16">ua</text:span>.dump</text:p>
      <text:p text:style-name="P24">gedit basexua.dump</text:p>
      <text:p text:style-name="P24"><text:s text:c="2"/></text:p>
      <text:p text:style-name="P32">postgres pg_dump pagina web <text:s text:c="3"/></text:p>
      <text:p text:style-name="P32"/>
      <text:p text:style-name="P32"><text:s/>pg_dump -U ua -T 'sa.probauat1' --inserts -Fp <text:s/>basex &gt; uat1.dump <text:span text:style-name="T18">exportar tabla enconcreto</text:span></text:p>
      <text:p text:style-name="P33">lo que no quieres q exporte</text:p>
      <text:p text:style-name="P33"/>
      <text:p text:style-name="P33"/>
      <text:p text:style-name="P33">pg_dump -U postgres <text:s/>-Fp <text:s/>--inserts basex &gt; basexcompleta.dump</text:p>
      <text:p text:style-name="P33">gedit basexcompleta.dump</text:p>
      <text:p text:style-name="P33"/>
      <text:p text:style-name="P33">pg_dump -U postgres -n 'sa' --inserts -Fp <text:s/>basex &gt; uat1.dump <text:s/><text:span text:style-name="T18">exportar</text:span></text:p>
      <text:p text:style-name="P33"><text:span text:style-name="T20">pg_dump -U postgres -N 'sa' --inserts -Fp <text:s/>basex &gt; uat1.dump </text:span><text:span text:style-name="T18">exlcuir</text:span></text:p>
      <text:p text:style-name="P33"><text:span text:style-name="T18"/></text:p>
      <text:p text:style-name="P33"><text:span text:style-name="T18"/></text:p>
      <text:p text:style-name="P33"><text:span text:style-name="T18"/></text:p>
      <text:p text:style-name="P33"><text:soft-page-break/><text:span text:style-name="T18"/></text:p>
      <text:p text:style-name="P33"><text:span text:style-name="T18"/></text:p>
      <text:p text:style-name="P33"><text:span text:style-name="T20">pg_dump -U postgres -n 's*' --inserts -Fp <text:s/>basex &gt; uat1.dump </text:span><text:span text:style-name="T18">termine en s</text:span></text:p>
      <text:p text:style-name="P33"><text:span text:style-name="T18"/></text:p>
      <text:p text:style-name="P34"><text:span text:style-name="T17"><text:s/>gedit uat1.dump</text:span></text:p>
      <text:p text:style-name="P33"><text:span text:style-name="T20">pg_dump -U postgres -n '*s' --inserts -Fp <text:s/>basex &gt; uat1.dump</text:span><text:span text:style-name="T18"> empiece s</text:span></text:p>
      <text:p text:style-name="P33"><text:span text:style-name="T18"/></text:p>
      <text:p text:style-name="P33"><text:span text:style-name="T20">pg_dump -U postgres <text:s/>-Fc <text:s/>basex &gt; uat1.dump </text:span><text:span text:style-name="T19">formato cpmprimido</text:span></text:p>
      <text:p text:style-name="P33"><text:span text:style-name="T19"/></text:p>
      <text:p text:style-name="P34"><text:span text:style-name="T21">pg_restore -U postgres -C -d postgres basexcomprimida.dump</text:span></text:p>
      <text:p text:style-name="P34"/>
      <text:p text:style-name="P34">dropdb -U postgres basex <text:span text:style-name="T22">eliminados basex</text:span></text:p>
      <text:p text:style-name="P34"/>
      <text:p text:style-name="P34"><text:s/>\c basex postgres</text:p>
      <text:p text:style-name="P34">c: orde non encontrada</text:p>
      <text:p text:style-name="P34"><text:s/>pg_restore -U postgres -C -d postgres basexcomprimida.dump <text:span text:style-name="T22">lo regeneramos basex </text:span></text:p>
      <text:p text:style-name="P34"/>
      <text:p text:style-name="P34">psql basex postgres <text:span text:style-name="T22">lanzamos esto</text:span></text:p>
      <text:p text:style-name="P34"/>
      <text:p text:style-name="P34">basex=# \dn</text:p>
      <text:p text:style-name="P34"/>
      <text:p text:style-name="P37">copia todo</text:p>
      <text:p text:style-name="P36">createdb -U postgres -T template0 basez</text:p>
      <text:p text:style-name="P35"><text:s/>pg_restore -U postgres -d basez basexcomprimida.dum </text:p>
      <text:p text:style-name="P35"/>
      <text:p text:style-name="P41">restaurar parte d ella informacion del fichero comprimido </text:p>
      <text:p text:style-name="P41"/>
      <text:p text:style-name="P41">edito el fichero ‘listado.txt’ y elimino todo lo q no tiene que ver lo q quiero recuperar</text:p>
      <text:p text:style-name="P39"/>
      <text:p text:style-name="P40">lo comprimido lo pasamos a txt en lista parte d ella informacion </text:p>
      <text:p text:style-name="P38">pg_restore -l basexcomprimida.dump &gt; listado.txt</text:p>
      <text:p text:style-name="P38"><text:s/>gedit listado.txt</text:p>
      <text:p text:style-name="P38"/>
      <text:p text:style-name="P38"/>
      <text:p text:style-name="P38"/>
      <text:p text:style-name="P38"/>
      <text:p text:style-name="P38">pg_restores -U postgres -L listado.txt <text:s/><text:span text:style-name="T23">basexcomprimida.dum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11T14:24:46.328558614</dc:date>
    <meta:editing-duration>PT2H24M26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5" meta:paragraph-count="156" meta:word-count="943" meta:character-count="6067" meta:non-whitespace-character-count="5185"/>
  </office:meta>
</office:document-meta>
</file>